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542.86pt"/>
    </style:style>
    <style:style style:name="co3" style:family="table-column">
      <style:table-column-properties fo:break-before="auto" style:column-width="433.36pt"/>
    </style:style>
    <style:style style:name="co4" style:family="table-column">
      <style:table-column-properties fo:break-before="auto" style:column-width="48.5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25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Conversion">
      <style:table-properties table:display="true" style:writing-mode="lr-tb"/>
    </style:style>
    <style:style style:name="ta2" style:family="table" style:master-page-name="PageStyle_5f_Penn">
      <style:table-properties table:display="true" style:writing-mode="lr-tb"/>
    </style:style>
    <style:style style:name="ta3" style:family="table" style:master-page-name="PageStyle_5f_Google_20_Universal_20_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vers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C7 Explan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G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possessive pronoun, pre-nominal (e.g. my, your, ou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rticle (e.g. the, 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ingular article (e.g. a, an, eve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L</text:p>
          </table:table-cell>
          <table:table-cell table:number-columns-repeated="2"/>
          <table:table-cell office:value-type="string" calcext:value-type="string">
            <text:p>before-clause marker (e.g. in order (that),in order (to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ordinating conjunction (e.g. and, o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B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versative coordinating conjunction ( bu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ordinating conjunction (e.g. if, because, unless, so, fo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 (as conjuncti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N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an (as conjuncti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at (as conjuncti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ether (as conjunctio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/>
          <table:table-cell office:value-type="string" calcext:value-type="string">
            <text:p>after-determiner or post-determiner capable of pronominal function (e.g. such, former, sam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1</text:p>
          </table:table-cell>
          <table:table-cell table:number-columns-repeated="2"/>
          <table:table-cell office:value-type="string" calcext:value-type="string">
            <text:p>singular after-determiner (e.g. little, much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2</text:p>
          </table:table-cell>
          <table:table-cell table:number-columns-repeated="2"/>
          <table:table-cell office:value-type="string" calcext:value-type="string">
            <text:p>plural after-determiner (e.g. few, several, man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comparative after-determiner (e.g. more, less, fewe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</text:p>
          </table:table-cell>
          <table:table-cell table:number-columns-repeated="2"/>
          <table:table-cell office:value-type="string" calcext:value-type="string">
            <text:p>superlative after-determiner (e.g. most, least, fewe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PDT</text:p>
          </table:table-cell>
          <table:table-cell office:value-type="string" calcext:value-type="string">
            <text:p>before determiner or pre-determiner capable of pronominal function (all, half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2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plural before-determiner ( bo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eterminer (capable of pronominal function) (e.g any, so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1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singular determiner (e.g. this, that, an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2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plural determiner ( these,tho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Q</text:p>
          </table:table-cell>
          <table:table-cell/>
          <table:table-cell office:value-type="string" calcext:value-type="string">
            <text:p>WDT</text:p>
          </table:table-cell>
          <table:table-cell office:value-type="string" calcext:value-type="string">
            <text:p>wh-determiner (which, wha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QGE</text:p>
          </table:table-cell>
          <table:table-cell/>
          <table:table-cell office:value-type="string" calcext:value-type="string">
            <text:p>WP$</text:p>
          </table:table-cell>
          <table:table-cell office:value-type="string" calcext:value-type="string">
            <text:p>wh-determiner, genitive (who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QV</text:p>
          </table:table-cell>
          <table:table-cell/>
          <table:table-cell office:value-type="string" calcext:value-type="string">
            <text:p>WDT</text:p>
          </table:table-cell>
          <table:table-cell office:value-type="string" calcext:value-type="string">
            <text:p>wh-ever determiner, (whichever, whatev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</text:p>
          </table:table-cell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existential th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2"/>
          <table:table-cell office:value-type="string" calcext:value-type="string">
            <text:p>formu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classified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oreign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germanic genitive marker - (' or'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 (as prepositi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eneral 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f (as prepositi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th, without (as preposition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general adje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J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general comparative adjective (e.g. older, better, stron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J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general superlative adjective (e.g. oldest, best, stronge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atenative adjective (able in be able to, willing in be willing 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rdinal number,neutral for number (two, three.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ingular cardinal number (on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2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lural cardinal number (e.g. sixes, seven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G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enitive cardinal number, neutral for number (two's, 100'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M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yphenated number (40-50, 1770-1827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ordinal number (e.g. first, second, next, la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NNS</text:p>
          </table:table-cell>
          <table:table-cell office:value-type="string" calcext:value-type="string">
            <text:p>fraction,neutral for number (e.g. quarters, two-third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ingular noun of direction (e.g. north, southea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ommon noun, neutral for number (e.g. sheep, cod, headquarte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ingular common noun (e.g. book, gir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lural common noun (e.g. books, girl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A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following noun of title (e.g. M.A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B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receding noun of title (e.g. Mr., Prof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L1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singular locative noun (e.g. Island, Stre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L2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ural locative noun (e.g. Islands, Stree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numeral noun, neutral for number (e.g. dozen, hundr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O2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numeral noun, plural (e.g. hundreds, thousand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T1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emporal noun, singular (e.g. day, week, ye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T2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emporal noun, plural (e.g. days, weeks, yea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U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unit of measurement, neutral for number (e.g. in, c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U1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singular unit of measurement (e.g. inch, centimetr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U2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ural unit of measurement (e.g. ins., fe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roper noun, neutral for number (e.g. IBM, And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singular proper noun (e.g. London, Jane, Frederick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plural proper noun (e.g. Browns, Reagans, Kore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D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singular weekday noun (e.g. Sunda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D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plural weekday noun (e.g. Sunday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M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singular month noun (e.g. Octob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M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plural month noun (e.g. Octobe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definite pronoun, neutral for number (non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definite pronoun, singular (e.g. anyone, everything, nobody, on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Q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objective wh-pronoun (who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Q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subjective wh-pronoun (w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QV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h-ever pronoun (whoev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X1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reflexive indefinite pronoun (oneself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GE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nominal possessive personal pronoun (e.g. mine, you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H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3rd person sing. neuter personal pronoun (i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HO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3rd person sing. objective personal pronoun (him, 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HO2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3rd person plural objective personal pronoun (the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HS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3rd person sing. subjective personal pronoun (he, sh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HS2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3rd person plural subjective personal pronoun (the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IO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1st person sing. objective personal pronoun (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IO2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1st person plural objective personal pronoun (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IS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1st person sing. subjective personal pronoun (I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IS2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1st person plural subjective personal pronoun (w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X1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singular reflexive personal pronoun (e.g. yourself, itself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X2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lural reflexive personal pronoun (e.g. yourselves, themselv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Y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2nd person personal pronoun (yo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erb, after nominal head (e.g. else, galor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erb introducing appositional constructions (namely, e.g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gree adverb (very, so, to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Q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wh- degree adverb (ho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Q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wh-ever degree adverb (howev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comparative degree adverb (more, les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superlative degree adverb (most, lea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ocative adverb (e.g. alongside, forwar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prep. adverb, particle (e.g about, i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K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prep. adv., catenative (about in be about 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eneral ad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Q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wh- general adverb (where, when, why, ho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Q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wh-ever general adverb (wherever, whenev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comparative general adverb (e.g. better, lon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superlative general adverb (e.g. best, longes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T</text:p>
          </table:table-cell>
          <table:table-cell table:number-columns-repeated="2"/>
          <table:table-cell office:value-type="string" calcext:value-type="string">
            <text:p>quasi-nominal adverb of time (e.g. now, tomorro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finitive marker (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interjection (e.g. oh, yes, u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be, base form (finite i.e. imperative, subjunctiv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D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w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DZ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w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be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be, infinitive (To be or not... It will be .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b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do, base form (fini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d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do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do, infinitive (I may do... To do..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Z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d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have, base form (fini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had (past ten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hav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ave, infini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had (past participl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HZ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h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dal auxiliary (can, will, would, etc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dal catenative (ought, us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base form of lexical verb (e.g. give, work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past tense of lexical verb (e.g. gave, work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-ing participle of lexical verb (e.g. giving, work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G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-ing participle catenative (going in be going 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nfinitive (e.g. to give... It will work..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past participle of lexical verb (e.g. given, work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NK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past participle catenative (e.g. bound in be bound 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Z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-s form of lexical verb (e.g. gives, work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not, n'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Z1</text:p>
          </table:table-cell>
          <table:table-cell table:number-columns-repeated="2"/>
          <table:table-cell office:value-type="string" calcext:value-type="string">
            <text:p>singular letter of the alphabet (e.g. A,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Z2</text:p>
          </table:table-cell>
          <table:table-cell table:number-columns-repeated="2"/>
          <table:table-cell office:value-type="string" calcext:value-type="string">
            <text:p>plural letter of the alphabet (e.g. A's, b's)</text:p>
          </table:table-cell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Adje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JR</text:p>
          </table:table-cell>
          <table:table-cell office:value-type="string" calcext:value-type="string">
            <text:p>Adjective, compar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JS</text:p>
          </table:table-cell>
          <table:table-cell office:value-type="string" calcext:value-type="string">
            <text:p>Adjective, superl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dver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BR</text:p>
          </table:table-cell>
          <table:table-cell office:value-type="string" calcext:value-type="string">
            <text:p>Adverb, compar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BS</text:p>
          </table:table-cell>
          <table:table-cell office:value-type="string" calcext:value-type="string">
            <text:p>Adverb, superl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rdinal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ordinating conj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eterm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istential th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Foreign 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</text:p>
          </table:table-cell>
          <table:table-cell office:value-type="string" calcext:value-type="string">
            <text:p>Interj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st item ma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d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Noun, plu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oun, singular or m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</text:p>
          </table:table-cell>
          <table:table-cell office:value-type="string" calcext:value-type="string">
            <text:p>Personal prono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ossessive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$</text:p>
          </table:table-cell>
          <table:table-cell office:value-type="string" calcext:value-type="string">
            <text:p>Possessive prono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P$</text:p>
          </table:table-cell>
          <table:table-cell office:value-type="string" calcext:value-type="string">
            <text:p>Possessive wh-prono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T</text:p>
          </table:table-cell>
          <table:table-cell office:value-type="string" calcext:value-type="string">
            <text:p>Predeterm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reposition or subordinating conj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PS</text:p>
          </table:table-cell>
          <table:table-cell office:value-type="string" calcext:value-type="string">
            <text:p>Proper noun, plu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P</text:p>
          </table:table-cell>
          <table:table-cell office:value-type="string" calcext:value-type="string">
            <text:p>Proper noun, sing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</text:p>
          </table:table-cell>
          <table:table-cell office:value-type="string" calcext:value-type="string">
            <text:p>Sym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Verb, 3rd person singular pres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Verb, base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Verb, gerund or present partici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Verb, non-3rd person singular pres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Verb, past partici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Verb, past te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B</text:p>
          </table:table-cell>
          <table:table-cell office:value-type="string" calcext:value-type="string">
            <text:p>Wh-adver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DT</text:p>
          </table:table-cell>
          <table:table-cell office:value-type="string" calcext:value-type="string">
            <text:p>Wh-determ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h-pronoun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 Universal " table:style-name="ta3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erbs (all tenses and mo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ouns (common and prop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N</text:p>
          </table:table-cell>
          <table:table-cell office:value-type="string" calcext:value-type="string">
            <text:p>pronouns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adjecti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adver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dpositions (prepositions and postposition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</text:p>
          </table:table-cell>
          <table:table-cell office:value-type="string" calcext:value-type="string">
            <text:p>conj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cardinal 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articles or other function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ther: foreign words, typos, abbrevi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unctuation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Conversion.A1:Conversion.D1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6:39:10.658471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oogle_20_Universal_20_" style:display-name="PageStyle_Google Universal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n" style:display-name="PageStyle_Pe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sion" style:display-name="PageStyle_Con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08-18T16:52:38.608579622</dc:date>
    <meta:generator>LibreOffice/4.4.2.2$Linux_X86_64 LibreOffice_project/40m0$Build-2</meta:generator>
    <meta:editing-duration>PT3H40M22S</meta:editing-duration>
    <meta:editing-cycles>31</meta:editing-cycles>
    <meta:document-statistic meta:table-count="3" meta:cell-count="597" meta:object-count="0"/>
    <meta:user-defined meta:name="AppVersion">16.0300</meta:user-defined>
  </office:meta>
</office:document-meta>
</file>